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cb6a" officeooo:paragraph-rsid="0014c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cription</text:h>
      <text:p text:style-name="P1"/>
      <text:p text:style-name="P1"/>
      <text:p text:style-name="P1">This is an description of …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Footer"><text:date style:data-style-name="N37" text:date-value="2018-06-26T15:26:03.728482020" text:fixed="true">26.06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24:40.172312965</meta:creation-date>
    <dc:date>2018-06-26T15:26:55.419531233</dc:date>
    <meta:editing-duration>PT2M16S</meta:editing-duration>
    <meta:editing-cycles>1</meta:editing-cycles>
    <meta:document-statistic meta:table-count="0" meta:image-count="0" meta:object-count="0" meta:page-count="1" meta:paragraph-count="3" meta:word-count="8" meta:character-count="46" meta:non-whitespace-character-count="41"/>
    <meta:generator>LibreOffice/5.1.6.2$Linux_X86_64 LibreOffice_project/10m0$Build-2</meta:generator>
  </office:meta>
</office:document-meta>
</file>